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087A1D8DFB694E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list-style-name="L1">
      <style:text-properties officeooo:paragraph-rsid="04c9ba58"/>
    </style:style>
    <style:style style:name="P79" style:family="paragraph" style:parent-style-name="Standard" style:list-style-name="L1">
      <style:text-properties officeooo:paragraph-rsid="04ca197c"/>
    </style:style>
    <style:style style:name="P80" style:family="paragraph" style:parent-style-name="Standard" style:list-style-name="L2">
      <style:text-properties officeooo:paragraph-rsid="05ef46a3"/>
    </style:style>
    <style:style style:name="P81" style:family="paragraph" style:parent-style-name="Standard" style:list-style-name="L2">
      <style:text-properties officeooo:paragraph-rsid="05f3f247"/>
    </style:style>
    <style:style style:name="P82" style:family="paragraph" style:parent-style-name="Standard" style:list-style-name="L2">
      <style:text-properties officeooo:paragraph-rsid="05f241f2"/>
    </style:style>
    <style:style style:name="P83" style:family="paragraph" style:parent-style-name="Standard" style:list-style-name="L2">
      <style:text-properties officeooo:paragraph-rsid="05f5211a"/>
    </style:style>
    <style:style style:name="P84" style:family="paragraph" style:parent-style-name="Standard" style:list-style-name="L2">
      <style:text-properties officeooo:paragraph-rsid="05f5d8ce"/>
    </style:style>
    <style:style style:name="P85" style:family="paragraph" style:parent-style-name="Standard" style:list-style-name="L2">
      <style:text-properties officeooo:paragraph-rsid="05f90873"/>
    </style:style>
    <style:style style:name="P86" style:family="paragraph" style:parent-style-name="Standard" style:list-style-name="L2">
      <style:text-properties officeooo:paragraph-rsid="05fb293b"/>
    </style:style>
    <style:style style:name="P87" style:family="paragraph" style:parent-style-name="Standard" style:list-style-name="L2">
      <style:text-properties officeooo:paragraph-rsid="065f402b"/>
    </style:style>
    <style:style style:name="P88" style:family="paragraph" style:parent-style-name="Standard" style:list-style-name="L2">
      <style:text-properties officeooo:paragraph-rsid="066158ea"/>
    </style:style>
    <style:style style:name="P89" style:family="paragraph" style:parent-style-name="Standard" style:list-style-name="L2">
      <style:text-properties officeooo:paragraph-rsid="065f6271"/>
    </style:style>
    <style:style style:name="P90" style:family="paragraph" style:parent-style-name="Standard" style:list-style-name="L2">
      <style:text-properties officeooo:paragraph-rsid="05fc5bfd"/>
    </style:style>
    <style:style style:name="P91" style:family="paragraph" style:parent-style-name="Standard" style:list-style-name="L3">
      <style:text-properties officeooo:paragraph-rsid="065f6271"/>
    </style:style>
    <style:style style:name="P92" style:family="paragraph" style:parent-style-name="Standard" style:list-style-name="L4">
      <style:text-properties officeooo:paragraph-rsid="065f6271"/>
    </style:style>
    <style:style style:name="P93" style:family="paragraph" style:parent-style-name="Standard" style:list-style-name="L5">
      <style:text-properties officeooo:paragraph-rsid="065f6271"/>
    </style:style>
    <style:style style:name="P94" style:family="paragraph" style:parent-style-name="Standard" style:list-style-name="L6">
      <style:text-properties officeooo:paragraph-rsid="066158ea"/>
    </style:style>
    <style:style style:name="P95" style:family="paragraph" style:parent-style-name="Standard" style:list-style-name="L7">
      <style:text-properties officeooo:paragraph-rsid="066158ea"/>
    </style:style>
    <style:style style:name="P96" style:family="paragraph" style:parent-style-name="Standard" style:list-style-name="L8">
      <style:text-properties officeooo:paragraph-rsid="066158ea"/>
    </style:style>
    <style:style style:name="P97" style:family="paragraph" style:parent-style-name="Standard" style:list-style-name="L9">
      <style:text-properties officeooo:paragraph-rsid="066158ea"/>
    </style:style>
    <style:style style:name="P98" style:family="paragraph" style:parent-style-name="Standard" style:list-style-name="L9">
      <style:text-properties officeooo:paragraph-rsid="06623890"/>
    </style:style>
    <style:style style:name="P99" style:family="paragraph" style:parent-style-name="Standard" style:list-style-name="L10">
      <style:text-properties officeooo:paragraph-rsid="06318f6c"/>
    </style:style>
    <style:style style:name="P100" style:family="paragraph" style:parent-style-name="Standard" style:list-style-name="L10">
      <style:text-properties officeooo:paragraph-rsid="061dc829"/>
    </style:style>
    <style:style style:name="P101" style:family="paragraph" style:parent-style-name="Standard" style:list-style-name="L10">
      <style:text-properties officeooo:paragraph-rsid="06213e0c"/>
    </style:style>
    <style:style style:name="P102" style:family="paragraph" style:parent-style-name="Standard" style:list-style-name="L10">
      <style:text-properties officeooo:paragraph-rsid="0649be7d"/>
    </style:style>
    <style:style style:name="P103" style:family="paragraph" style:parent-style-name="Standard" style:list-style-name="L10">
      <style:text-properties officeooo:paragraph-rsid="0650d37e"/>
    </style:style>
    <style:style style:name="P104" style:family="paragraph" style:parent-style-name="Standard" style:list-style-name="L10">
      <style:text-properties officeooo:paragraph-rsid="064ef0b1"/>
    </style:style>
    <style:style style:name="P105" style:family="paragraph" style:parent-style-name="Standard" style:list-style-name="L10">
      <style:text-properties officeooo:paragraph-rsid="0626979a"/>
    </style:style>
    <style:style style:name="P106" style:family="paragraph" style:parent-style-name="Standard" style:list-style-name="L10">
      <style:text-properties officeooo:paragraph-rsid="0627fa00"/>
    </style:style>
    <style:style style:name="P107" style:family="paragraph" style:parent-style-name="Standard" style:list-style-name="L10">
      <style:text-properties officeooo:paragraph-rsid="062d2a0e"/>
    </style:style>
    <style:style style:name="P108" style:family="paragraph" style:parent-style-name="Standard" style:list-style-name="L10">
      <style:text-properties officeooo:paragraph-rsid="062e78e8"/>
    </style:style>
    <style:style style:name="P109" style:family="paragraph" style:parent-style-name="Standard" style:list-style-name="L10">
      <style:text-properties officeooo:paragraph-rsid="065b8711"/>
    </style:style>
    <style:style style:name="P110" style:family="paragraph" style:parent-style-name="Standard" style:list-style-name="L10">
      <style:text-properties officeooo:paragraph-rsid="06541780"/>
    </style:style>
    <style:style style:name="P111" style:family="paragraph" style:parent-style-name="Standard" style:list-style-name="L10">
      <style:text-properties officeooo:paragraph-rsid="06597130"/>
    </style:style>
    <style:style style:name="P112" style:family="paragraph" style:parent-style-name="Standard" style:list-style-name="L10">
      <style:text-properties officeooo:paragraph-rsid="065a4fc4"/>
    </style:style>
    <style:style style:name="P113" style:family="paragraph" style:parent-style-name="Standard" style:list-style-name="L10">
      <style:text-properties officeooo:paragraph-rsid="063bd1a8"/>
    </style:style>
    <style:style style:name="P114" style:family="paragraph" style:parent-style-name="Standard" style:list-style-name="L11">
      <style:text-properties officeooo:paragraph-rsid="06470a84"/>
    </style:style>
    <style:style style:name="P115" style:family="paragraph" style:parent-style-name="Standard" style:list-style-name="L12">
      <style:text-properties officeooo:paragraph-rsid="052d139a"/>
    </style:style>
    <style:style style:name="P116" style:family="paragraph" style:parent-style-name="Standard" style:list-style-name="L13">
      <style:text-properties officeooo:paragraph-rsid="053d933b"/>
    </style:style>
    <style:style style:name="P117" style:family="paragraph" style:parent-style-name="Standard" style:list-style-name="L14">
      <style:text-properties officeooo:paragraph-rsid="067beb65"/>
    </style:style>
    <style:style style:name="P118" style:family="paragraph" style:parent-style-name="Standard" style:list-style-name="L14">
      <style:text-properties officeooo:paragraph-rsid="067ce43c"/>
    </style:style>
    <style:style style:name="P119" style:family="paragraph" style:parent-style-name="Standard" style:list-style-name="L14">
      <style:text-properties officeooo:paragraph-rsid="067e4292"/>
    </style:style>
    <style:style style:name="P120" style:family="paragraph" style:parent-style-name="Standard" style:list-style-name="L14">
      <style:text-properties officeooo:paragraph-rsid="067f0028"/>
    </style:style>
    <style:style style:name="P121" style:family="paragraph" style:parent-style-name="Standard" style:list-style-name="L15">
      <style:text-properties fo:color="#000000" officeooo:rsid="045e717e" officeooo:paragraph-rsid="06aa68d1"/>
    </style:style>
    <style:style style:name="P122" style:family="paragraph" style:parent-style-name="Standard" style:list-style-name="L15">
      <style:text-properties fo:color="#000000" officeooo:rsid="045e717e" officeooo:paragraph-rsid="06a79191"/>
    </style:style>
    <style:style style:name="P123" style:family="paragraph" style:parent-style-name="Standard" style:list-style-name="L15">
      <style:text-properties fo:color="#000000" officeooo:rsid="045f2b86" officeooo:paragraph-rsid="06aa68d1"/>
    </style:style>
    <style:style style:name="P124" style:family="paragraph" style:parent-style-name="Standard" style:list-style-name="L15">
      <style:text-properties fo:color="#ff0000" officeooo:rsid="045e717e" officeooo:paragraph-rsid="06a79191"/>
    </style:style>
    <style:style style:name="P125" style:family="paragraph" style:parent-style-name="Standard" style:list-style-name="L16">
      <style:text-properties officeooo:paragraph-rsid="069b085b"/>
    </style:style>
    <style:style style:name="P126" style:family="paragraph" style:parent-style-name="Standard" style:list-style-name="L16">
      <style:text-properties officeooo:paragraph-rsid="069c13aa"/>
    </style:style>
    <style:style style:name="P127" style:family="paragraph" style:parent-style-name="Standard" style:list-style-name="L16">
      <style:text-properties officeooo:paragraph-rsid="069d921c"/>
    </style:style>
    <style:style style:name="P128" style:family="paragraph" style:parent-style-name="Standard" style:list-style-name="L17">
      <style:text-properties officeooo:paragraph-rsid="06be5604"/>
    </style:style>
    <style:style style:name="P129" style:family="paragraph" style:parent-style-name="Standard" style:list-style-name="L18">
      <style:text-properties officeooo:paragraph-rsid="06b3ccc5"/>
    </style:style>
    <style:style style:name="P130" style:family="paragraph" style:parent-style-name="Standard" style:list-style-name="L18">
      <style:text-properties officeooo:paragraph-rsid="06bf1adf"/>
    </style:style>
    <style:style style:name="P131" style:family="paragraph" style:parent-style-name="Standard" style:list-style-name="L18">
      <style:text-properties officeooo:paragraph-rsid="06c25ca0"/>
    </style:style>
    <style:style style:name="P132" style:family="paragraph" style:parent-style-name="Standard" style:list-style-name="L18">
      <style:text-properties officeooo:paragraph-rsid="07046d76"/>
    </style:style>
    <style:style style:name="P133" style:family="paragraph" style:parent-style-name="Standard" style:list-style-name="L18">
      <style:text-properties officeooo:paragraph-rsid="06d420c2"/>
    </style:style>
    <style:style style:name="P134" style:family="paragraph" style:parent-style-name="Standard" style:list-style-name="L18">
      <style:text-properties officeooo:paragraph-rsid="06d9872c"/>
    </style:style>
    <style:style style:name="P135" style:family="paragraph" style:parent-style-name="Standard" style:list-style-name="L18">
      <style:text-properties officeooo:paragraph-rsid="06de8a72"/>
    </style:style>
    <style:style style:name="P136" style:family="paragraph" style:parent-style-name="Standard" style:list-style-name="L18">
      <style:text-properties officeooo:paragraph-rsid="06e13c62"/>
    </style:style>
    <style:style style:name="P137" style:family="paragraph" style:parent-style-name="Standard" style:list-style-name="L18">
      <style:text-properties officeooo:paragraph-rsid="06e247e9"/>
    </style:style>
    <style:style style:name="P138" style:family="paragraph" style:parent-style-name="Standard" style:list-style-name="L18">
      <style:text-properties officeooo:paragraph-rsid="06e9e506"/>
    </style:style>
    <style:style style:name="P139" style:family="paragraph" style:parent-style-name="Standard" style:list-style-name="L18">
      <style:text-properties officeooo:paragraph-rsid="06ea3318"/>
    </style:style>
    <style:style style:name="P140" style:family="paragraph" style:parent-style-name="Standard" style:list-style-name="L18">
      <style:text-properties officeooo:paragraph-rsid="06edff55"/>
    </style:style>
    <style:style style:name="P141" style:family="paragraph" style:parent-style-name="Standard" style:list-style-name="L18">
      <style:text-properties officeooo:paragraph-rsid="06f3f241"/>
    </style:style>
    <style:style style:name="P142" style:family="paragraph" style:parent-style-name="Standard" style:list-style-name="L18">
      <style:text-properties officeooo:paragraph-rsid="07081fc0"/>
    </style:style>
    <style:style style:name="P143" style:family="paragraph" style:parent-style-name="Standard" style:list-style-name="L18">
      <style:text-properties officeooo:paragraph-rsid="0709dbd3"/>
    </style:style>
    <style:style style:name="P144" style:family="paragraph" style:parent-style-name="Standard" style:list-style-name="L18">
      <style:text-properties officeooo:paragraph-rsid="070cf765"/>
    </style:style>
    <style:style style:name="P145" style:family="paragraph" style:parent-style-name="Standard" style:list-style-name="L18">
      <style:text-properties officeooo:paragraph-rsid="070ecb0c"/>
    </style:style>
    <style:style style:name="P146" style:family="paragraph" style:parent-style-name="Standard" style:list-style-name="L18">
      <style:text-properties officeooo:paragraph-rsid="0710323f"/>
    </style:style>
    <style:style style:name="P147" style:family="paragraph" style:parent-style-name="Standard" style:list-style-name="L18">
      <style:text-properties officeooo:paragraph-rsid="07144317"/>
    </style:style>
    <style:style style:name="P148" style:family="paragraph" style:parent-style-name="Standard" style:list-style-name="L18">
      <style:text-properties officeooo:paragraph-rsid="0715c0c5"/>
    </style:style>
    <style:style style:name="P149" style:family="paragraph" style:parent-style-name="Standard" style:list-style-name="L18">
      <style:text-properties officeooo:paragraph-rsid="0717306c"/>
    </style:style>
    <style:style style:name="P150" style:family="paragraph" style:parent-style-name="Standard" style:list-style-name="L18">
      <style:text-properties officeooo:paragraph-rsid="071b8d28"/>
    </style:style>
    <style:style style:name="P151" style:family="paragraph" style:parent-style-name="Standard" style:list-style-name="L18">
      <style:text-properties officeooo:paragraph-rsid="06c1171b"/>
    </style:style>
    <style:style style:name="P152" style:family="paragraph" style:parent-style-name="Standard">
      <style:text-properties officeooo:paragraph-rsid="0696a138"/>
    </style:style>
    <style:style style:name="P153" style:family="paragraph" style:parent-style-name="Standard">
      <style:text-properties officeooo:paragraph-rsid="079413d8"/>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27"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7pt" style:text-underline-style="none" fo:font-weight="bold" officeooo:rsid="057351e5" style:text-blinking="false" fo:background-color="#ffffff" loext:char-shading-value="0" style:font-name-asian="Times New Roman1" style:font-size-asian="7pt" style:font-weight-asian="bold" style:font-name-complex="Arial" style:font-size-complex="7pt" style:font-weight-complex="bold" loext:padding="0cm" loext:border="none"/>
    </style:style>
    <style:style style:name="T250" style:family="text">
      <style:text-properties fo:color="#ff0000" style:text-line-through-style="none" style:text-line-through-type="none" style:font-name="DejaVu Sans" style:text-underline-style="none" fo:font-weight="bold" officeooo:rsid="057351e5" style:text-blinking="false" fo:background-color="#ffffff" loext:char-shading-value="0" style:font-name-asian="Times New Roman1" style:font-weight-asian="bold" style:font-name-complex="Arial"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officeooo:rsid="06ec3e86"/>
    </style:style>
    <style:style style:name="T262" style:family="text">
      <style:text-properties officeooo:rsid="071ee4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26">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26">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2781921366484987541" text:style-name="L1">
        <text:list-item>
          <text:p text:style-name="P78"><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79"><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79"><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79"><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79"><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oft-page-break/><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47">Consistent Hashing</text:span></text:span></text:p>
      <text:p text:style-name="P74"><text:a xlink:type="simple" xlink:href="https://www.toptal.com/big-data/consistent-hashing" text:style-name="Internet_20_link" text:visited-style-name="Visited_20_Internet_20_Link"><text:span text:style-name="Source_20_Text"><text:span text:style-name="T235">https://www.toptal.com/big-data/consistent-hashing</text:span></text:span></text:a></text:p>
      <text:p text:style-name="P74"><text:span text:style-name="Source_20_Text"><text:span text:style-name="T235"/></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37"/></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7322477093862150259" text:style-name="L2">
        <text:list-item>
          <text:p text:style-name="P80"><text:span text:style-name="Source_20_Text"><text:span text:style-name="T50">Active-passive set up:</text:span></text:span></text:p>
          <text:list>
            <text:list-item>
              <text:p text:style-name="P81"><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81"><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81"><text:span text:style-name="Source_20_Text"><text:span text:style-name="T45">Active-passive failover can also be referred to as master-slave failover.</text:span></text:span></text:p>
            </text:list-item>
            <text:list-item>
              <text:p text:style-name="P81"><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81"><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81"><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82"><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83"><text:span text:style-name="Source_20_Text"><text:span text:style-name="T49">In active-active, both servers are managing traffic, spreading the load between them.</text:span></text:span></text:p>
            </text:list-item>
          </text:list>
          <text:list>
            <text:list-item>
              <text:p text:style-name="P83"><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83"><text:span text:style-name="Source_20_Text"><text:span text:style-name="T49">Active-active failover can also be referred to as master-master failover.</text:span></text:span></text:p>
            </text:list-item>
            <text:list-item>
              <text:p text:style-name="P84"><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85"><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86"><text:span text:style-name="Source_20_Text"><text:span text:style-name="T53">DNS can hold multiple records for the same domain name.</text:span></text:span></text:p>
                </text:list-item>
                <text:list-item>
                  <text:p text:style-name="P87"><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88"><text:span text:style-name="Source_20_Text"><text:span text:style-name="T90"/></text:span></text:p>
                  <text:p text:style-name="P88"><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88"><text:span text:style-name="Source_20_Text"><text:span text:style-name="T91">Now if a user from Newyork hits the url, then the order of IP address returned from DNS may be:</text:span></text:span></text:p>
                  <text:p text:style-name="P89"><text:span text:style-name="Source_20_Text"><text:span text:style-name="T91">[A, B, C, D]</text:span></text:span></text:p>
                </text:list-item>
              </text:list>
            </text:list-item>
          </text:list>
        </text:list-item>
      </text:list>
      <text:list xml:id="list6510370221163729426" text:style-name="L3">
        <text:list-item>
          <text:list>
            <text:list-item>
              <text:list>
                <text:list-header>
                  <text:p text:style-name="P91"><text:soft-page-break/><text:span text:style-name="Source_20_Text"><text:span text:style-name="T91">[A, B, D, C]</text:span></text:span></text:p>
                </text:list-header>
              </text:list>
            </text:list-item>
          </text:list>
        </text:list-item>
      </text:list>
      <text:list xml:id="list1749563463907189396" text:style-name="L4">
        <text:list-item>
          <text:list>
            <text:list-item>
              <text:list>
                <text:list-header>
                  <text:p text:style-name="P92"><text:span text:style-name="Source_20_Text"><text:span text:style-name="T91">[B, A, C, D]</text:span></text:span></text:p>
                </text:list-header>
              </text:list>
            </text:list-item>
          </text:list>
        </text:list-item>
      </text:list>
      <text:list xml:id="list2399361156813374388" text:style-name="L5">
        <text:list-item>
          <text:list>
            <text:list-item>
              <text:list>
                <text:list-header>
                  <text:p text:style-name="P93"><text:span text:style-name="Source_20_Text"><text:span text:style-name="T91">[B, A, D, C]</text:span></text:span></text:p>
                </text:list-header>
              </text:list>
            </text:list-item>
          </text:list>
        </text:list-item>
      </text:list>
      <text:list xml:id="list1902974321922681902" text:style-name="L6">
        <text:list-item>
          <text:list>
            <text:list-item>
              <text:list>
                <text:list-header>
                  <text:p text:style-name="P94"><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9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3447867223233914773" text:style-name="L7">
        <text:list-item>
          <text:list>
            <text:list-item>
              <text:list>
                <text:list-header>
                  <text:p text:style-name="P95"><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2973910036569064902" text:style-name="L8">
        <text:list-item>
          <text:list>
            <text:list-item>
              <text:list>
                <text:list-header>
                  <text:p text:style-name="P9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4626623158653603694" text:style-name="L9">
        <text:list-item>
          <text:list>
            <text:list-item>
              <text:list>
                <text:list-header>
                  <text:p text:style-name="P97"><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98"><text:span text:style-name="Source_20_Text"><text:span text:style-name="T93"/></text:span></text:p>
                  <text:p text:style-name="P98"><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98"><text:span text:style-name="Source_20_Text"><text:span text:style-name="T53">When a web-browser requests a web-site, it will try these IP addresses one-by-one, until it gets a response.</text:span></text:span></text:p>
                </text:list-item>
              </text:list>
            </text:list-item>
          </text:list>
        </text:list-item>
      </text:list>
      <text:list xml:id="list151840767497080" text:continue-list="list7322477093862150259" text:style-name="L2">
        <text:list-item>
          <text:list>
            <text:list-item>
              <text:list>
                <text:list-item>
                  <text:p text:style-name="P90"><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90"><text:span text:style-name="Source_20_Text"><text:span text:style-name="T53">These reverse-proxies need to be balancing the load between multiple servers at multiple locations.</text:span></text:span></text:p>
                </text:list-item>
                <text:list-item>
                  <text:p text:style-name="P90"><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90"><text:span text:style-name="Source_20_Text"><text:span text:style-name="T53">Web-application servers should be stateless to make the job of load-balancers easier.</text:span></text:span></text:p>
                </text:list-item>
                <text:list-item>
                  <text:p text:style-name="P90"><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29"/></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4889752015767141185" text:style-name="L10">
        <text:list-item>
          <text:p text:style-name="P99"><text:span text:style-name="Source_20_Text"><text:span text:style-name="T71">Requirements:</text:span></text:span></text:p>
          <text:list>
            <text:list-item>
              <text:p text:style-name="P99"><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99"><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99"><text:span text:style-name="Source_20_Text"><text:span text:style-name="T58">Function</text:span></text:span><text:span text:style-name="Source_20_Text"><text:span text:style-name="T61">s:</text:span></text:span></text:p>
          <text:list>
            <text:list-item>
              <text:p text:style-name="P100"><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00"><text:span text:style-name="Source_20_Text"><text:span text:style-name="T58">A reverse proxy, however, typically has any number of features:</text:span></text:span></text:p>
              <text:list>
                <text:list-item>
                  <text:p text:style-name="P101"><text:span text:style-name="Source_20_Text"><text:span text:style-name="T63">load balancing,</text:span></text:span></text:p>
                </text:list-item>
                <text:list-item>
                  <text:p text:style-name="P102"><text:span text:style-name="Source_20_Text"><text:span text:style-name="T63">security:</text:span></text:span></text:p>
                  <text:list>
                    <text:list-item>
                      <text:p text:style-name="P102"><text:span text:style-name="Source_20_Text"><text:span text:style-name="T63">it can protect the web server(s) by preventing direct access from the internet.</text:span></text:span></text:p>
                    </text:list-item>
                    <text:list-item>
                      <text:p text:style-name="P102"><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02"><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03"><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03"><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04"><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05"><text:soft-page-break/><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06"><text:span text:style-name="Source_20_Text"><text:span text:style-name="T62">Abc</text:span></text:span></text:p>
            </text:list-item>
          </text:list>
        </text:list-item>
        <text:list-item>
          <text:p text:style-name="P107"><text:span text:style-name="Source_20_Text"><text:span text:style-name="T67">Types of protocols they work with:</text:span></text:span></text:p>
          <text:list>
            <text:list-item>
              <text:p text:style-name="P108"><text:span text:style-name="Source_20_Text"><text:span text:style-name="T70">A reverse proxy is specific to web servers and mostly work with HTTP.</text:span></text:span></text:p>
            </text:list-item>
            <text:list-item>
              <text:p text:style-name="P108"><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09"><text:span text:style-name="Source_20_Text"><text:span text:style-name="T88">Layers they work on: Reverse generally works on layer 7 where as load balancer generally works on layer 4.</text:span></text:span></text:p>
        </text:list-item>
        <text:list-item>
          <text:p text:style-name="P109"><text:span text:style-name="Source_20_Text"><text:span text:style-name="T86">Examples</text:span></text:span></text:p>
          <text:list>
            <text:list-item>
              <text:p text:style-name="P110"><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11"><text:span text:style-name="Source_20_Text"><text:span text:style-name="T87">Some most popular load balancers are Incapsula, NetScaler, HAProxy, NGINX, etc.</text:span></text:span></text:p>
            </text:list-item>
          </text:list>
        </text:list-item>
        <text:list-item>
          <text:p text:style-name="P112"><text:span text:style-name="Source_20_Text"><text:span text:style-name="T69">Abc</text:span></text:span></text:p>
        </text:list-item>
        <text:list-item>
          <text:p text:style-name="P112"><text:span text:style-name="Source_20_Text"><text:span text:style-name="T252">Some other details about these two:</text:span></text:span></text:p>
          <text:p text:style-name="P113"><text:a xlink:type="simple" xlink:href="https://www.nginx.com/resources/glossary/reverse-proxy-vs-load-balancer/" text:style-name="Internet_20_link" text:visited-style-name="Visited_20_Internet_20_Link"><text:span text:style-name="Source_20_Text"><text:span text:style-name="T253">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0"/></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1">For statefull web applications also, server architecture can be made stateless </text:span></text:span><text:span text:style-name="Source_20_Text"><text:span text:style-name="T232">which will be called stateless web-applications</text:span></text:span><text:span text:style-name="Source_20_Text"><text:span text:style-name="T231">.</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6812952841257417330" text:style-name="L11">
        <text:list-item>
          <text:p text:style-name="P114"><text:span text:style-name="Source_20_Text"><text:span text:style-name="T76">To understand the terms upstream and downstream see the following link:</text:span></text:span></text:p>
          <text:p text:style-name="P114"><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14"><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14"><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14"><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soft-page-break/><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57">Once we span our data to multiple databases, </text:span></text:span><text:span text:style-name="Source_20_Text"><text:span text:style-name="T258">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48">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399361538658320494" text:style-name="L12">
        <text:list-item>
          <text:p text:style-name="P115"><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15"><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15"><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7031032559836700627" text:style-name="L13">
        <text:list-item>
          <text:p text:style-name="P116"><text:span text:style-name="Source_20_Text"><text:span text:style-name="T38">A mechanism for querying and updating the database.</text:span></text:span></text:p>
        </text:list-item>
        <text:list-item>
          <text:p text:style-name="P116"><text:span text:style-name="Source_20_Text"><text:span text:style-name="T38">A mechanism for replicating the information in the database among servers.</text:span></text:span></text:p>
        </text:list-item>
        <text:list-item>
          <text:p text:style-name="P116"><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1238457388615834539" text:style-name="L14">
        <text:list-item>
          <text:p text:style-name="P117"><text:soft-page-break/><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17"><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18"><text:span text:style-name="Source_20_Text"><text:span text:style-name="T101">Performance related benefits:</text:span></text:span></text:p>
              <text:list>
                <text:list-item>
                  <text:p text:style-name="P118"><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18"><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19"><text:span text:style-name="Source_20_Text"><text:span text:style-name="T101">Security related benefits:</text:span></text:span></text:p>
              <text:list>
                <text:list-item>
                  <text:p text:style-name="P119"><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20"><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17"><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54">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55">https://www.youtube.com/watch?v=6MX_XqQMvMI</text:span></text:span></text:a></text:p>
      <text:p text:style-name="P48"><text:span text:style-name="Source_20_Text"><text:span text:style-name="T255"/></text:span></text:p>
      <text:p text:style-name="P56"><text:span text:style-name="Source_20_Text"><text:span text:style-name="T239">(</text:span></text:span><text:span text:style-name="Source_20_Text"><text:span text:style-name="T238">VVI</text:span></text:span><text:span text:style-name="Source_20_Text"><text:span text:style-name="T239">)</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5760439665079492424" text:style-name="L15">
        <text:list-item>
          <text:p text:style-name="P121"><text:a xlink:type="simple" xlink:href="https://en.wikipedia.org/wiki/Push_technology#Long_polling" text:style-name="Internet_20_link" text:visited-style-name="Visited_20_Internet_20_Link">https://en.wikipedia.org/wiki/Push_technology#Long_polling</text:a></text:p>
        </text:list-item>
        <text:list-item>
          <text:p text:style-name="P123">an alternative to continuous TCP connection,</text:p>
        </text:list-item>
        <text:list-item>
          <text:p text:style-name="P122">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24"><text:span text:style-name="T262">try to think to </text:span>implement the long polling using the java concurrency: wait() &amp; notify() system for java objects.</text:p>
        </text:list-item>
      </text:list>
      <text:p text:style-name="P64"><text:span text:style-name="Source_20_Text"><text:span text:style-name="T259"/></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1797582093513821911" text:style-name="L16">
        <text:list-item>
          <text:p text:style-name="P125"><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25"><text:span text:style-name="Source_20_Text"><text:span text:style-name="T122">Now we can also push notifications to desktop web browsers. </text:span></text:span><text:span text:style-name="Source_20_Text"><text:span text:style-name="T256">For more information over this:</text:span></text:span></text:p>
          <text:p text:style-name="P125"><text:a xlink:type="simple" xlink:href="https://www.quora.com/Push-Notification-vs-Web-Notification-APIs-Can-we-push-notifications-to-desktop-browsers" text:style-name="Internet_20_link" text:visited-style-name="Visited_20_Internet_20_Link"><text:span text:style-name="Source_20_Text"><text:span text:style-name="T256">https://www.quora.com/Push-Notification-vs-Web-Notification-APIs-Can-we-push-notifications-to-desktop-browsers</text:span></text:span></text:a></text:p>
        </text:list-item>
        <text:list-item>
          <text:p text:style-name="P126"><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27"><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4640097694812357984" text:style-name="L17">
        <text:list-item>
          <text:p text:style-name="P128"><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text:span></text:span><text:soft-page-break/><text:span text:style-name="Source_20_Text"><text:span text:style-name="T142">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3">Basically it is a </text:span></text:span><text:span text:style-name="Source_20_Text"><text:span text:style-name="T234">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087A1D8DFB694E2C.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8134270634122405073" text:style-name="L18">
        <text:list-item>
          <text:p text:style-name="P129"><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29"><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29"><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29"><text:span text:style-name="Source_20_Text"><text:span text:style-name="T127">In a microservices architecture, each service runs a unique process and </text:span></text:span><text:span text:style-name="Source_20_Text"><text:span text:style-name="T244">can have</text:span></text:span><text:span text:style-name="Source_20_Text"><text:span text:style-name="T243">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29"><text:span text:style-name="Source_20_Text"><text:span text:style-name="T127">The philosophy of the microservices architecture is: “Do one thing and do it well."</text:span></text:span></text:p>
        </text:list-item>
        <text:list-item>
          <text:p text:style-name="P130"><text:span text:style-name="Source_20_Text"><text:span text:style-name="T130">MicroServices and Docker</text:span></text:span></text:p>
        </text:list-item>
        <text:list-item>
          <text:p text:style-name="P131"><text:span text:style-name="Source_20_Text"><text:span text:style-name="T201">Benefits of microservice architecture:</text:span></text:span></text:p>
          <text:list>
            <text:list-item>
              <text:p text:style-name="P131"><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31"><text:span text:style-name="Source_20_Text"><text:span text:style-name="T132">Better fault isolation; if one microservice fails, the others will continue to work.</text:span></text:span></text:p>
            </text:list-item>
            <text:list-item>
              <text:p text:style-name="P131"><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32"><text:soft-page-break/><text:span text:style-name="Source_20_Text"><text:span text:style-name="T245">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46">If any microservice have to store large amount on non-relational json data then we can use MongoDb for that microservice. In a monolithic architecture, we can’t have such kind of freedom.</text:span></text:span></text:p>
            </text:list-item>
            <text:list-item>
              <text:p text:style-name="P132"><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31"><text:span text:style-name="Source_20_Text"><text:span text:style-name="T132">Scalability and reusability, as well as efficiency. Easy to scale and integrate with third-party services.</text:span></text:span></text:p>
            </text:list-item>
            <text:list-item>
              <text:p text:style-name="P131"><text:span text:style-name="Source_20_Text"><text:span text:style-name="T132">Components can be spread across multiple servers or even multiple data centers.</text:span></text:span></text:p>
            </text:list-item>
            <text:list-item>
              <text:p text:style-name="P131"><text:span text:style-name="Source_20_Text"><text:span text:style-name="T132">Work very well with containers, such as Docker.</text:span></text:span></text:p>
            </text:list-item>
            <text:list-item>
              <text:p text:style-name="P131"><text:span text:style-name="Source_20_Text"><text:span text:style-name="T132">Complement cloud activities.</text:span></text:span></text:p>
            </text:list-item>
            <text:list-item>
              <text:p text:style-name="P131"><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31"><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31"><text:span text:style-name="Source_20_Text"><text:span text:style-name="T132"/></text:span></text:p>
            </text:list-item>
          </text:list>
        </text:list-item>
        <text:list-item>
          <text:p text:style-name="P133"><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34"><text:span text:style-name="Strong_20_Emphasis"><text:span text:style-name="T219">Walmart Successfully Revitalized Its Failing Architecture With Microservices:</text:span></text:span></text:p>
          <text:list>
            <text:list-item>
              <text:p text:style-name="P134"><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34"><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34"><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34"><text:span text:style-name="Strong_20_Emphasis"><text:span text:style-name="T134">Conversions were up by 20% literally overnight</text:span></text:span></text:p>
                </text:list-item>
                <text:list-item>
                  <text:p text:style-name="P134"><text:span text:style-name="Strong_20_Emphasis"><text:span text:style-name="T134">Mobile orders were up by 98% instantly</text:span></text:span></text:p>
                </text:list-item>
                <text:list-item>
                  <text:p text:style-name="P134"><text:span text:style-name="Strong_20_Emphasis"><text:span text:style-name="T134">No downtime on Black Friday or Boxing Day</text:span></text:span></text:p>
                </text:list-item>
                <text:list-item>
                  <text:p text:style-name="P134"><text:span text:style-name="Strong_20_Emphasis"><text:span text:style-name="T134">The operational savings were significant as well since the company moved off of its expensive hardware onto commodity hardware</text:span></text:span></text:p>
                </text:list-item>
                <text:list-item>
                  <text:p text:style-name="P134"><text:span text:style-name="Strong_20_Emphasis"><text:span text:style-name="T134">They saved 40% of the computing power and experienced 20-50% cost savings overall</text:span></text:span></text:p>
                </text:list-item>
                <text:list-item>
                  <text:p text:style-name="P134"><text:span text:style-name="Strong_20_Emphasis"><text:span text:style-name="T134"/></text:span></text:p>
                </text:list-item>
              </text:list>
            </text:list-item>
            <text:list-item>
              <text:p text:style-name="P135"><text:span text:style-name="Strong_20_Emphasis"><text:span text:style-name="T136">Abc</text:span></text:span></text:p>
            </text:list-item>
          </text:list>
        </text:list-item>
        <text:list-item>
          <text:p text:style-name="P136"><text:span text:style-name="Strong_20_Emphasis"><text:span text:style-name="T220">Spotify Builds Outstanding User Experience With Microservices:</text:span></text:span></text:p>
          <text:list>
            <text:list-item>
              <text:p text:style-name="P136">Spotify serves more than 75 million active users per month, with an average session length of 23 minutes, while running incredibly complex business roles behind the scenes.</text:p>
            </text:list-item>
            <text:list-item>
              <text:p text:style-name="P136"/>
            </text:list-item>
          </text:list>
        </text:list-item>
        <text:list-item>
          <text:p text:style-name="P137"><text:span text:style-name="Strong_20_Emphasis"><text:span text:style-name="T221">Amazon Embraced The DevOps Philosophy With Microservices</text:span></text:span></text:p>
          <text:list>
            <text:list-item>
              <text:p text:style-name="P138">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38">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38">When they were adding a new feature or making a bugfix, they needed to make sure that the change was not going to break something else on that project.</text:p>
            </text:list-item>
            <text:list-item>
              <text:p text:style-name="P138"><text:soft-page-break/>If they wanted to update a shared library to take advantage of a new feature, they needed to convince everyone else on that project to upgrade to the new shared library at the same time.</text:p>
            </text:list-item>
            <text:list-item>
              <text:p text:style-name="P139">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39">In the early 2000’s Amazon even had an engineering group whose sole job was to take new versions of the application and manually push it across Amazon’s production environment.</text:p>
            </text:list-item>
            <text:list-item>
              <text:p text:style-name="P137">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37">These big changes began on an architectural level: Amazon went through its monolithic application into a Service Oriented <text:span text:style-name="T261">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37">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40"><text:span text:style-name="Source_20_Text"><text:span text:style-name="T202">Disadvantages of microservice architecture:</text:span></text:span></text:p>
          <text:list>
            <text:list-item>
              <text:p text:style-name="P141"><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41"><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42"><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43"><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44"><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45"><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46"><text:span text:style-name="Source_20_Text"><text:span text:style-name="T147">PaaS, SaaS, IaaS, DaaS, BaaS,</text:span></text:span></text:p>
          <text:p text:style-name="P147"><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48"><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49"><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50"><text:span text:style-name="Source_20_Text"><text:span text:style-name="T152">Don’t read the next link (Hands-on MSA)</text:span></text:span></text:p>
        </text:list-item>
        <text:list-item>
          <text:p text:style-name="P142"><text:span text:style-name="Source_20_Text"><text:span text:style-name="T137">A</text:span></text:span><text:span text:style-name="Source_20_Text"><text:span text:style-name="T131">bc</text:span></text:span></text:p>
        </text:list-item>
        <text:list-item>
          <text:p text:style-name="P151"><text:span text:style-name="Source_20_Text"><text:span text:style-name="T131"/></text:span></text:p>
        </text:list-item>
      </text:list>
      <text:p text:style-name="P68"><text:span text:style-name="Source_20_Text"><text:span text:style-name="T242"/></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40">Reports and analytics of a website data</text:span></text:span></text:p>
      <text:p text:style-name="P60"><text:span text:style-name="Source_20_Text"><text:span text:style-name="T241">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37"/></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36">Further readings:</text:span></text:span></text:p>
      <text:p text:style-name="P3"><text:soft-page-break/><text:a xlink:type="simple" xlink:href="https://www.youtube.com/watch?v=Y6Ev8GIlbxc" text:style-name="Internet_20_link" text:visited-style-name="Visited_20_Internet_20_Link"><text:span text:style-name="Source_20_Text"><text:span text:style-name="T227">https://www.youtube.com/watch?v=Y6Ev8GIlbxc</text:span></text:span></text:a></text:p>
      <text:p text:style-name="P3"><text:span text:style-name="Source_20_Text"><text:span text:style-name="T228">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03T15:18:39.898900426</dc:date>
    <meta:editing-duration>P23DT12H35M28S</meta:editing-duration>
    <meta:editing-cycles>1818</meta:editing-cycles>
    <meta:document-statistic meta:table-count="0" meta:image-count="1" meta:object-count="0" meta:page-count="10" meta:paragraph-count="252" meta:word-count="5183" meta:character-count="33793" meta:non-whitespace-character-count="28977"/>
  </office:meta>
</office:document-meta>
</file>